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cm" draw:marker-start-width="0.39cm" draw:marker-end="Symmetric_20_Arrow" draw:marker-end-width="0.39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8cm" draw:marker-end="Symmetric_20_Arrow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family="LMSans10" style:font-family-generic="swiss" style:font-pitch="variable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LMSans10" style:font-family-generic="swiss" style:font-pitch="variable" fo:font-size="14pt" style:font-size-asian="14pt" style:font-size-complex="14pt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LMSans10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ltra-grab" draw:style-name="dp1" draw:master-page-name="Default">
        <draw:g draw:id="id1">
          <draw:g>
            <draw:custom-shape draw:style-name="gr1" draw:text-style-name="P2" draw:layer="layout" svg:width="4.49cm" svg:height="0.608cm" svg:x="2.25cm" svg:y="2.6cm">
              <text:p text:style-name="P1"><text:span text:style-name="T1">transmit.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4.49cm" svg:height="1.158cm" svg:x="2.26cm" svg:y="3.242cm">
              <text:p text:style-name="P3"><text:span text:style-name="T2">tx_grab_thread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" draw:text-style-name="P5" draw:layer="layout" svg:width="6.715cm" svg:height="0.984cm" svg:x="1.143cm" svg:y="1.626cm">
            <draw:text-box>
              <text:p text:style-name="P1"><text:span text:style-name="T2">gabbing and queueing thread</text:span></text:p>
            </draw:text-box>
          </draw:frame>
        </draw:g>
        <draw:g draw:id="id2">
          <draw:custom-shape draw:style-name="gr1" draw:text-style-name="P2" draw:layer="layout" svg:width="6.985cm" svg:height="0.608cm" svg:x="7cm" svg:y="6.7cm">
            <text:p text:style-name="P1"><text:span text:style-name="T1">video_codec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985cm" svg:height="1.158cm" svg:x="7.015cm" svg:y="7.342cm">
            <text:p text:style-name="P1"><text:span text:style-name="T2">vcodec_decoder_creat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">
          <draw:custom-shape draw:style-name="gr1" draw:text-style-name="P2" draw:layer="layout" svg:width="6.985cm" svg:height="0.608cm" svg:x="1cm" svg:y="9.8cm">
            <text:p text:style-name="P1"><text:span text:style-name="T1">video_codec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6.985cm" svg:height="1.158cm" svg:x="1.015cm" svg:y="10.442cm">
            <text:p text:style-name="P1"><text:span text:style-name="T2">vcodec_decoder_get_framelen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1" draw:text-style-name="P2" draw:layer="layout" svg:width="4.49cm" svg:height="0.608cm" svg:x="2.25cm" svg:y="15.1cm">
            <text:p text:style-name="P1"><text:span text:style-name="T1">video_types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.49cm" svg:height="1.158cm" svg:x="2.26cm" svg:y="15.742cm">
            <text:p text:style-name="P1"><text:span text:style-name="T2">video_frame_alloc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5">
          <draw:custom-shape draw:style-name="gr1" draw:text-style-name="P2" draw:layer="layout" svg:width="4.49cm" svg:height="0.608cm" svg:x="19.8cm" svg:y="13.8cm">
            <text:p text:style-name="P1"><text:span text:style-name="T1">sbuf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.49cm" svg:height="1.158cm" svg:x="19.81cm" svg:y="14.442cm">
            <text:p text:style-name="P1"><text:span text:style-name="T2">sbuf_remo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6">
          <draw:custom-shape draw:style-name="gr1" draw:text-style-name="P2" draw:layer="layout" svg:width="4.49cm" svg:height="0.608cm" svg:x="15.5cm" svg:y="6.689cm">
            <text:p text:style-name="P1"><text:span text:style-name="T1">video_capture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.49cm" svg:height="1.158cm" svg:x="15.51cm" svg:y="7.331cm">
            <text:p text:style-name="P1"><text:span text:style-name="T2">vidcap_grab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7">
          <draw:custom-shape draw:style-name="gr1" draw:text-style-name="P2" draw:layer="layout" svg:width="4.49cm" svg:height="0.608cm" svg:x="23cm" svg:y="8.789cm">
            <text:p text:style-name="P1"><text:span text:style-name="T1">video_capture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.49cm" svg:height="1.158cm" svg:x="23.01cm" svg:y="9.431cm">
            <text:p text:style-name="P1"><text:span text:style-name="T2">vcodec_decode_raw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8">
          <draw:custom-shape draw:style-name="gr1" draw:text-style-name="P2" draw:layer="layout" svg:width="4.49cm" svg:height="0.608cm" svg:x="19.8cm" svg:y="2.8cm">
            <text:p text:style-name="P1"><text:span text:style-name="T1">sbuf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.49cm" svg:height="1.158cm" svg:x="19.81cm" svg:y="3.442cm">
            <text:p text:style-name="P1"><text:span text:style-name="T2">sbuf_inser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6" draw:layer="layout" svg:x1="4.5cm" svg:y1="4.4cm" svg:x2="10.5cm" svg:y2="6.7cm" draw:start-shape="id1" draw:start-glue-point="2" draw:end-shape="id2" draw:end-glue-point="0" svg:d="m4500 4400v1125h6000v1175">
          <text:p text:style-name="P3"/>
        </draw:connector>
        <draw:connector draw:style-name="gr4" draw:text-style-name="P6" draw:layer="layout" svg:x1="4.5cm" svg:y1="4.4cm" svg:x2="4.5cm" svg:y2="9.8cm" draw:start-shape="id1" draw:start-glue-point="2" draw:end-shape="id3" draw:end-glue-point="0" svg:d="m4500 4400v5400">
          <text:p text:style-name="P3"/>
        </draw:connector>
        <draw:connector draw:style-name="gr4" draw:text-style-name="P6" draw:layer="layout" svg:x1="4.5cm" svg:y1="11.6cm" svg:x2="4.5cm" svg:y2="15.1cm" draw:start-shape="id3" draw:start-glue-point="2" draw:end-shape="id4" draw:end-glue-point="0" svg:d="m4500 11600v3500">
          <text:p text:style-name="P3"/>
        </draw:connector>
        <draw:connector draw:style-name="gr4" draw:text-style-name="P6" draw:layer="layout" draw:line-skew="0.9cm" svg:x1="4.5cm" svg:y1="16.9cm" svg:x2="22.05cm" svg:y2="15.6cm" draw:start-shape="id4" draw:start-glue-point="2" draw:end-shape="id5" draw:end-glue-point="2" svg:d="m4500 16900v1400h17550v-2700">
          <text:p text:style-name="P3"/>
        </draw:connector>
        <draw:connector draw:style-name="gr5" draw:text-style-name="P6" draw:layer="layout" draw:line-skew="0.681cm" svg:x1="22.05cm" svg:y1="13.8cm" svg:x2="17.75cm" svg:y2="8.489cm" draw:start-shape="id5" draw:start-glue-point="0" draw:end-shape="id6" draw:end-glue-point="2" svg:d="m22050 13800v-2000h-4300v-3311">
          <text:p text:style-name="P3"/>
        </draw:connector>
        <draw:connector draw:style-name="gr5" draw:text-style-name="P6" draw:layer="layout" draw:line-skew="-0.369cm" svg:x1="22.05cm" svg:y1="13.8cm" svg:x2="25.25cm" svg:y2="10.589cm" draw:start-shape="id5" draw:start-glue-point="0" draw:end-shape="id7" draw:end-glue-point="2" svg:d="m22050 13800v-2000h3200v-1211">
          <text:p text:style-name="P3"/>
        </draw:connector>
        <draw:connector draw:style-name="gr4" draw:text-style-name="P6" draw:layer="layout" draw:line-skew="0.181cm" svg:x1="17.75cm" svg:y1="6.689cm" svg:x2="22.05cm" svg:y2="4.6cm" draw:start-shape="id6" draw:start-glue-point="0" draw:end-shape="id8" draw:end-glue-point="2" svg:d="m17750 6689v-889h4300v-1200">
          <text:p text:style-name="P3"/>
        </draw:connector>
        <draw:connector draw:style-name="gr4" draw:text-style-name="P6" draw:layer="layout" draw:line-skew="-0.869cm" svg:x1="25.25cm" svg:y1="8.789cm" svg:x2="22.05cm" svg:y2="4.6cm" draw:start-shape="id7" draw:start-glue-point="0" draw:end-shape="id8" draw:end-glue-point="2" svg:d="m25250 8789v-2989h-3200v-1200">
          <text:p text:style-name="P3"/>
        </draw:connector>
        <draw:frame draw:style-name="gr3" draw:text-style-name="P8" draw:layer="layout" svg:width="8.1cm" svg:height="1.717cm" svg:x="7.4cm" svg:y="3.816cm">
          <draw:text-box>
            <text:p text:style-name="P7"><text:span text:style-name="T2">If it is not a raw video, then create a decoder for the <text:s/>grabbed <text:s/>frames</text:span></text:p>
          </draw:text-box>
        </draw:frame>
        <draw:frame draw:style-name="gr3" draw:text-style-name="P8" draw:layer="layout" svg:width="10.6cm" svg:height="0.984cm" svg:x="5.3cm" svg:y="11.516cm">
          <draw:text-box>
            <text:p text:style-name="P7"><text:span text:style-name="T2">create the frames for decoding grabbed images</text:span></text:p>
          </draw:text-box>
        </draw:frame>
        <draw:connector draw:style-name="gr5" draw:text-style-name="P6" draw:layer="layout" svg:x1="10.5cm" svg:y1="8.5cm" svg:x2="8cm" svg:y2="10.7cm" draw:start-shape="id2" draw:start-glue-point="2" draw:end-shape="id3" draw:end-glue-point="1" svg:d="m10500 8500v2200h-2500">
          <text:p text:style-name="P3"/>
        </draw:connector>
        <draw:frame draw:style-name="gr3" draw:text-style-name="P8" draw:layer="layout" svg:width="5cm" svg:height="0.984cm" svg:x="5cm" svg:y="16.9cm">
          <draw:text-box>
            <text:p text:style-name="P7"><text:span text:style-name="T2">allocate video frames</text:span></text:p>
          </draw:text-box>
        </draw:frame>
        <draw:frame draw:style-name="gr3" draw:text-style-name="P8" draw:layer="layout" svg:width="7.5cm" svg:height="1.717cm" svg:x="14.4cm" svg:y="15.616cm">
          <draw:text-box>
            <text:p text:style-name="P9"><text:span text:style-name="T2">remove send buffer that have sent or have passed sending time</text:span></text:p>
          </draw:text-box>
        </draw:frame>
        <draw:frame draw:style-name="gr3" draw:text-style-name="P8" draw:layer="layout" svg:width="3.5cm" svg:height="0.984cm" svg:x="17.8cm" svg:y="10.7cm">
          <draw:text-box>
            <text:p text:style-name="P7"><text:span text:style-name="T2">raw images</text:span></text:p>
          </draw:text-box>
        </draw:frame>
        <draw:frame draw:style-name="gr3" draw:text-style-name="P8" draw:layer="layout" svg:width="4.5cm" svg:height="0.984cm" svg:x="23cm" svg:y="11.916cm">
          <draw:text-box>
            <text:p text:style-name="P7"><text:span text:style-name="T2">if not, raw image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o-Hyun Choi</meta:initial-creator>
    <meta:creation-date>2008-07-01T11:22:04</meta:creation-date>
    <dc:creator>Soo-Hyun Choi</dc:creator>
    <dc:date>2008-07-01T11:50:37</dc:date>
    <meta:editing-cycles>3</meta:editing-cycles>
    <meta:editing-duration>PT11M49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